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math="http://www.w3.org/1998/Math/MathML" xmlns:draw="urn:oasis:names:tc:opendocument:xmlns:drawing:1.0" xmlns:form="urn:oasis:names:tc:opendocument:xmlns:form:1.0" xmlns:ooo="http://openoffice.org/2004/office" xmlns:chart="urn:oasis:names:tc:opendocument:xmlns:chart:1.0" xmlns:dc="http://purl.org/dc/elements/1.1/" xmlns:dr3d="urn:oasis:names:tc:opendocument:xmlns:dr3d:1.0" xmlns:fo="urn:oasis:names:tc:opendocument:xmlns:xsl-fo-compatible:1.0" xmlns:xsi="http://www.w3.org/2001/XMLSchema-instance" xmlns:dom="http://www.w3.org/2001/xml-events" xmlns:ooow="http://openoffice.org/2004/writer" xmlns:svg="urn:oasis:names:tc:opendocument:xmlns:svg-compatible:1.0" xmlns:xsd="http://www.w3.org/2001/XMLSchema" xmlns:xforms="http://www.w3.org/2002/xforms" xmlns:oooc="http://openoffice.org/2004/calc">
  <office:scripts/>
  <office:font-face-decls/>
  <office:automatic-styles>
    <style:style style:family="table" style:name="rststyle-Table1" style:width="36cm">
      <style:table-properties table:align="margins"/>
    </style:style>
    <style:style style:family="table-cell" style:name="rststyle-Table1.A1">
      <style:table-cell-properties fo:border-bottom="0.035cm solid #000000" fo:border-left="0.035cm solid #000000" fo:padding="0.049cm" fo:border-top="0.035cm solid #000000" fo:border-right="0.035cm solid #000000"/>
    </style:style>
    <style:style style:family="table-column" style:name="rststyle-Table1.A">
      <style:table-column-properties style:column-width="12cm"/>
    </style:style>
    <style:style style:family="table-column" style:name="rststyle-Table1.B">
      <style:table-column-properties style:column-width="11cm"/>
    </style:style>
    <style:style style:family="table-column" style:name="rststyle-Table1.C">
      <style:table-column-properties style:column-width="13cm"/>
    </style:style>
  </office:automatic-styles>
  <office:body>
    <office:text>
      <text:h text:outline-level="1" text:style-name="rststyle-heading1">Documentation de reStructuredText plugin</text:h>
      <text:p text:style-name="rststyle-textbody">Cette documentation est très restreinte, merci de patienter qu'elle s'étoffe
un peu.</text:p>
      <text:section text:style-name="Sect2" text:name="Section1">
        <text:h text:outline-level="2" text:style-name="rststyle-heading2">Dépendances</text:h>
        <text:list text:style-name="rststyle-bulletlist">
          <text:list-item>
            <text:p text:style-name="rststyle-bulletitem">Python &gt;= 2.5</text:p>
          </text:list-item>
          <text:list-item>
            <text:p text:style-name="rststyle-bulletitem">Pygments [<text:a xlink:href="http://pygments.org/" xlink:type="simple">http://pygments.org/</text:a>]</text:p>
          </text:list-item>
          <text:list-item>
            <text:p text:style-name="rststyle-bulletitem">Docutils [<text:a xlink:href="http://docutils.sourceforge.net/" xlink:type="simple">http://docutils.sourceforge.net/</text:a>]</text:p>
          </text:list-item>
          <text:list-item>
            <text:p text:style-name="rststyle-bulletitem">OdtWriter [<text:a xlink:href="http://www.rexx.com/~dkuhlman/odtwriter.html" xlink:type="simple">http://www.rexx.com/~dkuhlman/odtwriter.html</text:a>]</text:p>
          </text:list-item>
        </text:list>
      </text:section>
      <text:section text:style-name="Sect2" text:name="Section2">
        <text:h text:outline-level="2" text:style-name="rststyle-heading2">Installation</text:h>
        <text:p text:style-name="rststyle-textbody">Placez le fichier <text:span text:style-name="rststyle-inlineliteral">reSt.gedit-plugin</text:span> dans votre dossier plugins de Gedit.
Le mien se situe ici par exemple :
/home/kib/.gnome2/gedit/plugins</text:p>
        <text:p text:style-name="rststyle-textbody">Ensuite, copier /coller le dossier nommé <text:span text:style-name="rststyle-inlineliteral">reStPlugin</text:span> dans ce même
répertoire.</text:p>
        <text:p text:style-name="rststyle-textbody">Les fichiers Readme.rst et Readme.odt ne sont là que pour vous aider, vous
pourrez ensuite les placer à la poubelle si le coeur vous en dit !</text:p>
        <text:p text:style-name="rststyle-textbody">L'arborescence devrait donc être la suivante :</text:p>
        <text:p text:style-name="rststyle-codeblock">.../plugins/<text:line-break/><text:s text:c="8"/>reSt.gedit-plugin<text:line-break/><text:s text:c="8"/>reStPlugin/<text:line-break/><text:s text:c="12"/>__init__.py<text:line-break/><text:s text:c="12"/>makeTable.py<text:line-break/><text:s text:c="12"/>etc.</text:p>
      </text:section>
      <text:section text:style-name="Sect2" text:name="Section3">
        <text:h text:outline-level="2" text:style-name="rststyle-heading2">Utilisation</text:h>
        <text:p text:style-name="rststyle-textbody">Activez le plugin via Editions/Préférences onglet Plugins et cochez
<text:span text:style-name="rststyle-inlineliteral">reStructuredText plugin</text:span>.</text:p>
        <text:p text:style-name="rststyle-textbody">Le plugin est actif, vous devriez obtenir un nouvel onglet dans votre panneau
inférieur nommé <text:span text:style-name="rststyle-inlineliteral">reSt Preview</text:span>.</text:p>
        <text:section text:style-name="Sect3" text:name="Section4">
          <text:h text:outline-level="3" text:style-name="rststyle-heading3">Raccourcis</text:h>
          <text:p text:style-name="rststyle-textbody">Ctrl+Maj+R permet d'afficher le contenu de votre fichier reSt (extension .rst)
dans le nouveau panneau. Si une selection est active, la conversion ne se fera
que sur celle-ci, sinon c'est tout le document qui est pris en charge.</text:p>
        </text:section>
        <text:section text:style-name="Sect3" text:name="Section5">
          <text:h text:outline-level="3" text:style-name="rststyle-heading3">Menu</text:h>
          <text:p text:style-name="rststyle-textbody">Le menu <text:span text:style-name="rststyle-inlineliteral">Outils</text:span> dispose maintenant de plusieurs options :</text:p>
          <text:list text:style-name="rststyle-bulletlist">
            <text:list-item>
              <text:p text:style-name="rststyle-bulletitem"><text:span text:style-name="rststyle-inlineliteral">reSt Preview</text:span> a déjà été détaillé précédemment;</text:p>
            </text:list-item>
            <text:list-item>
              <text:p text:style-name="rststyle-bulletitem"><text:span text:style-name="rststyle-inlineliteral">Create table</text:span> permet de réaliser des tableaux simples.</text:p>
              <text:p text:style-name="rststyle-bulletitem">Exemple : Entrer ces deux lignes, sélectionnez-les et activez <text:span text:style-name="rststyle-inlineliteral">Create table</text:span></text:p>
              <text:p text:style-name="rststyle-bulletitem">un,deux,trois</text:p>
              <text:p text:style-name="rststyle-bulletitem">premiere,seconde,troisieme</text:p>
              <text:p text:style-name="rststyle-bulletitem">Cela donne :</text:p>
            </text:list-item>
          </text:list>
          <table:table table:style-name="rststyle-Table1" table:name="rststyle-Table1">
            <table:table-column table:style-name="rststyle-Table1.A"/>
            <table:table-column table:style-name="rststyle-Table1.B"/>
            <table:table-column table:style-name="rststyle-Table1.C"/>
            <table:table-header-rows>
              <table:table-row>
                <table:table-cell office:value-type="string" table:style-name="rststyle-Table1.A1">
                  <text:p text:style-name="Table_20_Heading">un</text:p>
                </table:table-cell>
                <table:table-cell office:value-type="string" table:style-name="rststyle-Table1.A1">
                  <text:p text:style-name="Table_20_Heading">deux</text:p>
                </table:table-cell>
                <table:table-cell office:value-type="string" table:style-name="rststyle-Table1.A1">
                  <text:p text:style-name="Table_20_Heading">trois</text:p>
                </table:table-cell>
              </table:table-row>
            </table:table-header-rows>
            <table:table-row>
              <table:table-cell office:value-type="string" table:style-name="rststyle-Table1.A1">
                <text:p text:style-name="rststyle-textbody">premiere</text:p>
              </table:table-cell>
              <table:table-cell office:value-type="string" table:style-name="rststyle-Table1.A1">
                <text:p text:style-name="rststyle-textbody">seconde</text:p>
              </table:table-cell>
              <table:table-cell office:value-type="string" table:style-name="rststyle-Table1.A1">
                <text:p text:style-name="rststyle-textbody">troisieme</text:p>
              </table:table-cell>
            </table:table-row>
          </table:table>
          <text:list text:style-name="rststyle-bulletlist">
            <text:list-item>
              <text:p text:style-name="rststyle-bulletitem"><text:span text:style-name="rststyle-inlineliteral">Paste Code</text:span> permet de copier/coller des codes sources façon Pygments.
Selectionnez juste du code à copier, et utilisez cette macro. Vous devrez
ensuite ajuster le langage vous même.</text:p>
            </text:list-item>
            <text:list-item>
              <text:p text:style-name="rststyle-bulletitem"><text:span text:style-name="rststyle-inlineliteral">--&gt; HTML</text:span>, <text:span text:style-name="rststyle-inlineliteral">--&gt; LaTeX</text:span>, <text:span text:style-name="rststyle-inlineliteral">--&gt; OpenOffice</text:span>: permettent respectivement
un export de votre document dans ces formats respectifs. L'export à lieu
dans le même dossier que votre document initial. Des feuilles de style sont
fournies, ce sera à vous de les adapter à vos besoins.</text:p>
            </text:list-item>
          </text:list>
          <text:p text:style-name="rststyle-textbody">En espérant que ce petit plugin vous aidera, n'hésitez-pas à me contacter :</text:p>
          <text:p text:style-name="rststyle-textbody">Kib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ndard Symbols L" svg:font-family="'Standard Symbols L'" style:font-adornments="Normal" style:font-pitch="variable" style:font-charset="x-symbol"/>
    <style:font-face style:name="Consolas1" svg:font-family="Consolas" style:font-adornments="Gras" style:font-pitch="fixed"/>
    <style:font-face style:name="Consolas2" svg:font-family="Consolas" style:font-adornments="Normal" style:font-pitch="fixed"/>
    <style:font-face style:name="Consolas" svg:font-family="Consolas" style:font-adornments="Normal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Futura LtCn BT" svg:font-family="'Futura LtCn BT'" style:font-pitch="variable"/>
    <style:font-face style:name="Helvetica Condensed1" svg:font-family="'Helvetica Condensed'" style:font-adornments="Gras" style:font-pitch="variable"/>
    <style:font-face style:name="Helvetica Condensed" svg:font-family="'Helvetica Condensed'" style:font-adornments="Normal" style:font-pitch="variable"/>
    <style:font-face style:name="Utopia-Regular" svg:font-family="Utopia-Regular" style:font-adornments="Normal" style:font-pitch="variable"/>
    <style:font-face style:name="Nimbus Roman No9 L" svg:font-family="'Nimbus Roman No9 L'" style:font-family-generic="roman" style:font-pitch="variable"/>
    <style:font-face style:name="Century Gothic" svg:font-family="'Century Gothic'" style:font-adornments="Normal" style:font-family-generic="swiss" style:font-pitch="variable"/>
    <style:font-face style:name="Helvetica Narrow" svg:font-family="'Helvetica Narrow'" style:font-adornments="Negrit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topia-Regular"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register-true="tru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list-style-name="Outline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cccccc" text:number-lines="false" text:line-number="0">
        <style:background-image/>
      </style:paragraph-properties>
      <style:text-properties style:font-name="Helvetica Narrow" fo:font-style="normal" fo:font-weight="bold" style:font-style-asian="italic" style:font-weight-asian="normal" style:font-style-complex="italic" style:font-weight-complex="norm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text-properties style:font-name="Utopia-Regular" fo:font-size="10pt"/>
    </style:style>
    <style:style style:name="rststyle-bulletitem" style:family="paragraph" style:parent-style-name="Standard" style:list-style-name="rststyle-bulletlist">
      <style:text-properties style:font-name="Utopia-Regular" fo:font-size="10pt"/>
    </style:style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 style:list-style-name="Outline" style:master-page-name="" style:default-outline-level="1">
      <style:paragraph-properties fo:text-align="center" style:justify-single-word="false" style:page-number="auto" fo:background-color="transparent" style:shadow="none">
        <style:background-image/>
      </style:paragraph-properties>
      <style:text-properties fo:color="#dc2300" style:font-name="Helvetica Condensed" fo:font-size="30pt" fo:font-weight="normal"/>
    </style:style>
    <style:style style:name="rststyle-heading2" style:family="paragraph" style:parent-style-name="Heading_20_2" style:next-style-name="Text_20_body" style:list-style-name="Outline" style:default-outline-level="2">
      <style:text-properties fo:color="#ffb515" style:font-name="Helvetica Condensed" fo:font-size="26pt" fo:font-style="normal" fo:font-weight="normal" style:font-weight-asian="normal" style:font-weight-complex="normal"/>
    </style:style>
    <style:style style:name="rststyle-heading3" style:family="paragraph" style:parent-style-name="Heading_20_3" style:next-style-name="Text_20_body" style:list-style-name="Outline" style:default-outline-level="3">
      <style:text-properties fo:color="#c90016" style:font-name="Helvetica Condensed1" fo:font-size="22pt"/>
    </style:style>
    <style:style style:name="rststyle-heading4" style:family="paragraph" style:parent-style-name="Heading_20_4" style:next-style-name="Text_20_body" style:list-style-name="Outline" style:default-outline-level="4">
      <style:text-properties style:font-name="Helvetica Condensed" fo:font-size="22pt" fo:font-style="normal" fo:font-weight="normal" style:font-weight-asian="normal" style:font-weight-complex="normal"/>
    </style:style>
    <style:style style:name="rststyle-heading5" style:family="paragraph" style:parent-style-name="Heading_20_5" style:next-style-name="Text_20_body">
      <style:text-properties fo:color="#579d1c" style:font-name="Helvetica Condensed" fo:font-size="18pt" fo:font-weight="normal"/>
    </style:style>
    <style:style style:name="rststyle-blockquote" style:family="paragraph" style:parent-style-name="rststyle-bodyindent" style:class="text">
      <style:paragraph-properties fo:background-color="#ffff00">
        <style:background-image/>
      </style:paragraph-properties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>
      <style:paragraph-properties style:border-line-width-bottom="0.002cm 0.035cm 0.002cm" fo:padding="0cm" fo:border-left="none" fo:border-right="none" fo:border-top="none" fo:border-bottom="0.039cm double #b84700" style:shadow="none"/>
    </style:style>
    <style:style style:name="rststyle-textbody" style:family="paragraph" style:parent-style-name="Text_20_body" style:master-page-name="">
      <style:paragraph-properties fo:margin-top="0cm" fo:margin-bottom="0.101cm" style:page-number="auto" fo:background-color="transparent" style:shadow="none">
        <style:tab-stops/>
        <style:background-image/>
      </style:paragraph-properties>
      <style:text-properties style:font-name="Utopia-Regular" fo:font-size="10pt"/>
    </style:style>
    <style:style style:name="rststyle-codeblock-old" style:family="paragraph" style:parent-style-name="Preformatted_20_Text" style:master-page-name="">
      <style:paragraph-properties fo:margin-left="1cm" fo:margin-right="0cm" fo:text-indent="0cm" style:auto-text-indent="false" style:page-number="auto" fo:background-color="#e6e6e6" fo:padding="0.049cm" fo:border="0.018cm solid #000000" style:shadow="none">
        <style:background-image/>
      </style:paragraph-properties>
      <style:text-properties style:font-name="Consolas" fo:font-size="8pt"/>
    </style:style>
    <style:style style:name="rststyle-centeredtextbody" style:family="paragraph" style:parent-style-name="rststyle-textbody">
      <style:paragraph-properties fo:text-align="center" style:justify-single-word="false" style:shadow="none"/>
      <style:text-properties fo:color="#008000" style:font-name="Century Gothic" fo:font-size="11pt"/>
    </style:style>
    <style:style style:name="rststyle-caption" style:family="paragraph" style:parent-style-name="Caption"/>
    <style:style style:name="rststyle-codeblock" style:family="paragraph" style:parent-style-name="Preformatted_20_Text">
      <style:paragraph-properties fo:margin-left="0.499cm" fo:margin-right="0.499cm" fo:text-indent="0cm" style:auto-text-indent="false" fo:background-color="#e6e6e6" fo:padding="0.049cm" fo:border="0.018cm solid #000000" style:shadow="none">
        <style:background-image/>
      </style:paragraph-properties>
      <style:text-properties style:font-name="Consolas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 fo:background-color="#ccccff" text:number-lines="false" text:line-number="0">
        <style:tab-stops>
          <style:tab-stop style:position="9.795cm" style:type="center"/>
          <style:tab-stop style:position="19.59cm" style:type="right"/>
        </style:tab-stops>
        <style:drop-cap style:lines="3"/>
        <style:background-image/>
      </style:paragraph-properties>
      <style:text-properties fo:color="#004586" fo:font-size="20pt" style:font-relief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style:use-window-font-color="true" style:font-name="Consolas1" fo:font-size="10pt" fo:font-weight="bold" fo:background-color="transparent"/>
    </style:style>
    <style:style style:name="rststyle-inlineliteral" style:family="text" style:parent-style-name="Example">
      <style:text-properties style:font-name="Consolas2" fo:font-size="10pt"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ff9966" style:font-name="Consolas" fo:font-size="10pt" fo:background-color="transparent"/>
    </style:style>
    <style:style style:name="rststyle-codeblock-string" style:family="text" style:parent-style-name="Teletype">
      <style:text-properties fo:color="#993366" style:font-name="Consolas" fo:font-size="10pt" fo:background-color="transparent"/>
    </style:style>
    <style:style style:name="rststyle-codeblock-number" style:family="text" style:parent-style-name="Teletype">
      <style:text-properties fo:color="#33a3a3" style:font-name="Consolas" fo:font-size="10pt" fo:background-color="transparent"/>
    </style:style>
    <style:style style:name="rststyle-codeblock-comment" style:family="text" style:parent-style-name="Teletype">
      <style:text-properties fo:color="#9966cc" style:font-name="Consolas" fo:font-size="10pt" fo:background-color="transparent"/>
    </style:style>
    <style:style style:name="rststyle-codeblock-classname" style:family="text" style:parent-style-name="Teletype">
      <style:text-properties fo:color="#ff0000" style:font-name="Consolas" fo:font-size="10pt" fo:background-color="transparent"/>
    </style:style>
    <style:style style:name="rststyle-codeblock-functionname" style:family="text" style:parent-style-name="Teletype">
      <style:text-properties fo:color="#008000" style:font-name="Consolas" fo:font-size="10pt" fo:background-color="transparent"/>
    </style:style>
    <style:style style:name="rststyle-codeblock-operator" style:family="text" style:parent-style-name="Teletype">
      <style:text-properties style:font-name="Consolas" fo:font-size="10pt" fo:background-color="transparent"/>
    </style:style>
    <style:style style:name="rststyle-codeblock-name" style:family="text" style:parent-style-name="Teletype">
      <style:text-properties fo:color="#000000" style:font-name="Consolas" fo:font-size="10pt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cm" svg:y="0cm" style:vertical-pos="top" style:vertical-rel="paragraph" style:horizontal-pos="center" style:horizontal-rel="paragraph"/>
    </style:style>
    <text:list-style style:name="Outline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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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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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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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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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">
        <style:list-level-properties text:space-before="6.35cm" text:min-label-width="0.63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T1" style:family="text">
      <style:text-properties style:font-name="Futura LtCn BT"/>
    </style:style>
    <style:page-layout style:name="pm1">
      <style:page-layout-properties fo:page-width="21.59cm" fo:page-height="27.94cm" style:num-format="1" style:print-orientation="portrait" fo:margin-top="1cm" fo:margin-bottom="1cm" fo:margin-left="1cm" fo:margin-right="1cm" style:shadow="none" fo:background-color="transparent" style:register-truth-ref-style-name="Text_20_body" style:writing-mode="lr-tb" style:footnote-max-height="0cm">
        <style:background-image/>
        <style:columns fo:column-count="1" fo:column-gap="0cm">
          <style:column-sep style:width="0.002cm" style:color="#000000" style:height="100%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pm1">
      <style:header>
        <text:p text:style-name="Header"><text:span text:style-name="T1">Ce que je veux ici</text:span></text:p>
      </style:header>
    </style:master-page>
  </office:master-styles>
</office:document-styles>
</file>

<file path=meta.xml><?xml version="1.0" encoding="utf-8"?>
<office:document-meta xmlns:ooo="http://openoffice.org/2004/office" xmlns:meta="urn:oasis:names:tc:opendocument:xmlns:meta:1.0" xmlns:dc="http://purl.org/dc/elements/1.1/" xmlns:office="urn:oasis:names:tc:opendocument:xmlns:office:1.0" xmlns:xlink="http://www.w3.org/1999/xlink">
  <office:meta>
    <meta:generator>Docutils/rst2odf.py/1.0a</meta:generator>
    <meta:initial-creator>kib</meta:initial-creator>
    <meta:creation-date>2008-02-12T15:23:07</meta:creation-date>
    <dc:creator>kib</dc:creator>
    <dc:date>2008-02-12T15:23:07</dc:date>
    <dc:language>en-US</dc:language>
    <meta:editing-cycles>1</meta:editing-cycles>
    <meta:editing-duration>PT00M01S</meta:editing-duration>
    <dc:title>Documentation de reStructuredText plugin</dc:title>
  </office:meta>
</office:document-meta>
</file>